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81331" officeooo:paragraph-rsid="00081331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rsid="00081331" officeooo:paragraph-rsid="00081331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081331" officeooo:paragraph-rsid="00081331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rsid="00089621" officeooo:paragraph-rsid="00089621" style:font-size-asian="14pt" style:font-size-complex="14pt"/>
    </style:style>
    <style:style style:name="T1" style:family="text">
      <style:text-properties officeooo:rsid="00089621"/>
    </style:style>
    <style:style style:name="T2" style:family="text">
      <style:text-properties officeooo:rsid="0009f46a"/>
    </style:style>
    <style:style style:name="T3" style:family="text">
      <style:text-properties officeooo:rsid="000ad381"/>
    </style:style>
    <style:style style:name="T4" style:family="text">
      <style:text-properties officeooo:rsid="000ca668"/>
    </style:style>
    <style:style style:name="T5" style:family="text">
      <style:text-properties officeooo:rsid="000f46aa"/>
    </style:style>
    <style:style style:name="T6" style:family="text">
      <style:text-properties officeooo:rsid="001135ba"/>
    </style:style>
    <style:style style:name="T7" style:family="text">
      <style:text-properties officeooo:rsid="0011d347"/>
    </style:style>
    <style:style style:name="T8" style:family="text">
      <style:text-properties officeooo:rsid="00139cb8"/>
    </style:style>
    <style:style style:name="T9" style:family="text">
      <style:text-properties officeooo:rsid="0013fcdf"/>
    </style:style>
    <style:style style:name="T10" style:family="text">
      <style:text-properties officeooo:rsid="00143b8f"/>
    </style:style>
    <style:style style:name="T11" style:family="text">
      <style:text-properties officeooo:rsid="00149aea"/>
    </style:style>
    <style:style style:name="T12" style:family="text">
      <style:text-properties officeooo:rsid="001610f9"/>
    </style:style>
    <style:style style:name="T13" style:family="text">
      <style:text-properties officeooo:rsid="00176048"/>
    </style:style>
    <style:style style:name="T14" style:family="text">
      <style:text-properties officeooo:rsid="0017c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S d’anglais n°1</text:p>
      <text:p text:style-name="P2"/>
      <text:p text:style-name="P3">1.</text:p>
      <text:p text:style-name="P3"><text:span text:style-name="T1">S</text:span>cientists are trying to grow animals tissues in lab <text:span text:style-name="T11">since a</text:span> few years to allow the world population to have access to meat without <text:span text:style-name="T3">destroying</text:span> the environnment <text:span text:style-name="T11">in the future</text:span>. According to this article, <text:span text:style-name="T1">fruits might also need to be lab-grown in the future </text:span><text:span text:style-name="T11">to allow everyone to access them </text:span><text:span text:style-name="T13">as</text:span><text:span text:style-name="T1"> </text:span><text:span text:style-name="T13">it</text:span><text:span text:style-name="T1"> takes up </text:span><text:span text:style-name="T12">little</text:span><text:span text:style-name="T1"> space, we could only grow consumable tissues so we do</text:span><text:span text:style-name="T5">n’</text:span><text:span text:style-name="T1">t waste no</text:span><text:span text:style-name="T10">n-</text:span><text:span text:style-name="T1">edible parts and we could produce them at the core of huge cities, which reduces carbon emissions </text:span><text:span text:style-name="T11">caused by</text:span><text:span text:style-name="T1"> transportation. </text:span><text:span text:style-name="T9">[8</text:span><text:span text:style-name="T13">6</text:span><text:span text:style-name="T11"> </text:span><text:span text:style-name="T9">mots]</text:span></text:p>
      <text:p text:style-name="P3"/>
      <text:p text:style-name="P4">2.</text:p>
      <text:p text:style-name="P4">Climate change is a growing issue <text:span text:style-name="T2">which we need to address. As we managed to go from only dreaming of flying to setting up a space station in only a century, that could lead us to think that technology will solve the climate crisis. On one side thanks to progress in nuclear and renewable energies electricity in France and Norway is </text:span><text:span text:style-name="T8">almost</text:span><text:span text:style-name="T2"> carbon-free, and electric and hydrogen cars don’t emit greenhouse effec</text:span><text:span text:style-name="T4">t</text:span><text:span text:style-name="T2"> gas compared to thermic cars. </text:span><text:span text:style-name="T3">On the other h</text:span><text:span text:style-name="T2">uge air filters are developped in India </text:span><text:span text:style-name="T3">to clean major cities where </text:span><text:span text:style-name="T6">the atmosphere </text:span><text:span text:style-name="T7">is</text:span><text:span text:style-name="T3"> so polluted that it becomes toxic to breathe, </text:span><text:span text:style-name="T14">however</text:span><text:span text:style-name="T3"> you need to build the pumps to power those filters which requiers rare metals that need to be extracted which pollutes a lot, and the same issue is faced with electric and hydrogen cars. To sum it up technology is a powerful tool that will help us face global warming but it can’t do everything for us the same way a saw can’t drill a screwhole. </text:span><text:span text:style-name="T9">[17</text:span><text:span text:style-name="T14">0</text:span><text:span text:style-name="T9"> mots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1331" officeooo:paragraph-rsid="000813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HRECK</text:p>
        <text:p text:style-name="MP1">Corent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7T08:46:46.747000000</meta:creation-date>
    <dc:date>2024-10-17T09:52:51.476000000</dc:date>
    <meta:editing-duration>PT18M39S</meta:editing-duration>
    <meta:editing-cycles>1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7" meta:word-count="267" meta:character-count="1499" meta:non-whitespace-character-count="1239"/>
  </office:meta>
</office:document-meta>
</file>